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_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_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_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_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_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_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_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2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3" style:family="paragraph" style:parent-style-name="Standard">
      <style:paragraph-properties fo:break-before="auto" fo:line-height="100%" style:writing-mode="lr-tb"/>
    </style:style>
    <style:style style:name="T3_1" style:family="text">
      <style:text-properties style:font-name="Arial" fo:font-size="10pt" style:font-name-asian="Arial" style:font-size-asian="10pt" style:font-name-complex="Arial" style:font-size-complex="10pt"/>
    </style:style>
    <style:style style:name="T3_2" style:family="text">
      <style:text-properties style:font-name="Arial" fo:font-size="10pt" style:font-name-asian="Arial" style:font-size-asian="10pt" style:font-name-complex="Arial" style:font-size-complex="10pt"/>
    </style:style>
    <style:style style:name="T3_3" style:family="text">
      <style:text-properties style:font-name="Arial" fo:font-size="10pt" style:font-name-asian="Arial" style:font-size-asian="10pt" style:font-name-complex="Arial" style:font-size-complex="10pt"/>
    </style:style>
    <style:style style:name="T3_4" style:family="text">
      <style:text-properties style:font-name="Arial" fo:font-size="10pt" style:font-name-asian="Arial" style:font-size-asian="10pt" style:font-name-complex="Arial" style:font-size-complex="10pt"/>
    </style:style>
    <style:style style:name="T3_5" style:family="text">
      <style:text-properties style:font-name="Arial" fo:font-size="10pt" style:font-name-asian="Arial" style:font-size-asian="10pt" style:font-name-complex="Arial" style:font-size-complex="10pt"/>
    </style:style>
    <style:style style:name="T3_6" style:family="text">
      <style:text-properties style:font-name="Arial" fo:font-size="10pt" style:font-name-asian="Arial" style:font-size-asian="10pt" style:font-name-complex="Arial" style:font-size-complex="10pt"/>
    </style:style>
    <style:style style:name="T3_7" style:family="text"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Table1" style:family="table">
      <style:table-properties table:align="left" style:width="19.431cm" fo:margin-left="0cm"/>
    </style:style>
    <style:style style:name="Column1" style:family="table-column">
      <style:table-column-properties style:column-width="9.716cm"/>
    </style:style>
    <style:style style:name="Column2" style:family="table-column">
      <style:table-column-properties style:column-width="9.716cm"/>
    </style:style>
    <style:style style:name="Row1" style:family="table-row"/>
    <style:style style:name="Cell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mbria" fo:font-size="10pt" style:font-name-asian="Cambria" style:font-size-asian="10pt" style:font-name-complex="Cambria" style:font-size-complex="10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mbria" fo:font-size="10pt" style:font-name-asian="Cambria" style:font-size-asian="10pt" style:font-name-complex="Cambria" style:font-size-complex="10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mbria" fo:font-size="10pt" style:font-name-asian="Cambria" style:font-size-asian="10pt" style:font-name-complex="Cambria" style:font-size-complex="10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mbria" fo:font-size="10pt" style:font-name-asian="Cambria" style:font-size-asian="10pt" style:font-name-complex="Cambria" style:font-size-complex="10pt" fo:font-weight="normal" style:font-weight-asian="normal" style:font-weight-complex="normal" style:text-underline-style="none"/>
    </style:style>
    <style:style style:name="Cell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mbria" fo:font-size="10pt" style:font-name-asian="Cambria" style:font-size-asian="10pt" style:font-name-complex="Cambria" style:font-size-complex="10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mbria" fo:font-size="10pt" style:font-name-asian="Cambria" style:font-size-asian="10pt" style:font-name-complex="Cambria" style:font-size-complex="10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Row2" style:family="table-row"/>
    <style:style style:name="Cell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mbria" fo:font-size="10pt" style:font-name-asian="Cambria" style:font-size-asian="10pt" style:font-name-complex="Cambria" style:font-size-complex="10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mbria" fo:font-size="10pt" style:font-name-asian="Cambria" style:font-size-asian="10pt" style:font-name-complex="Cambria" style:font-size-complex="10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mbria" fo:font-size="10pt" style:font-name-asian="Cambria" style:font-size-asian="10pt" style:font-name-complex="Cambria" style:font-size-complex="10pt" fo:font-weight="normal" style:font-weight-asian="normal" style:font-weight-complex="normal" style:text-underline-style="none"/>
    </style:style>
    <style:style style:name="Cell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Cambria" style:font-name-asian="Cambria" style:font-name-complex="Cambria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mbria" fo:font-size="10pt" style:font-name-asian="Cambria" style:font-size-asian="10pt" style:font-name-complex="Cambria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Cambria" style:font-name-asian="Cambria" style:font-name-complex="Cambria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fo:background-color="#ddd9c3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0" style:family="table-cell">
      <style:table-cell-properties fo:background-color="#ddd9c3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0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6" style:family="table-row"/>
    <style:style style:name="Cell1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2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8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51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52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53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5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mbria" style:font-name-asian="Cambria" style:font-name-complex="Cambria" fo:font-weight="normal" style:font-weight-asian="normal" style:font-weight-complex="normal" style:text-underline-style="none"/>
    </style:style>
    <style:style style:name="Cell2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mbria" style:font-name-asian="Cambria" style:font-name-complex="Cambria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mbria" style:font-name-asian="Cambria" style:font-name-complex="Cambria" fo:font-weight="normal" style:font-weight-asian="normal" style:font-weight-complex="normal" style:text-underline-style="none"/>
    </style:style>
    <style:style style:name="Cell2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mbria" style:font-name-asian="Cambria" style:font-name-complex="Cambria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mbria" style:font-name-asian="Cambria" style:font-name-complex="Cambria" fo:font-weight="normal" style:font-weight-asian="normal" style:font-weight-complex="normal" style:text-underline-style="none"/>
    </style:style>
    <style:style style:name="Cell2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mbria" style:font-name-asian="Cambria" style:font-name-complex="Cambria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mbria" style:font-name-asian="Cambria" style:font-name-complex="Cambria" fo:font-weight="normal" style:font-weight-asian="normal" style:font-weight-complex="normal" style:text-underline-style="none"/>
    </style:style>
    <style:style style:name="Cell2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mbria" style:font-name-asian="Cambria" style:font-name-complex="Cambria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mbria" style:font-name-asian="Cambria" style:font-name-complex="Cambria" fo:font-weight="normal" style:font-weight-asian="normal" style:font-weight-complex="normal" style:text-underline-style="none"/>
    </style:style>
    <style:style style:name="Cell2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mbria" style:font-name-asian="Cambria" style:font-name-complex="Cambria" fo:font-weight="normal" style:font-weight-asian="normal" style:font-weight-complex="normal" style:text-underline-style="none"/>
    </style:style>
    <style:style style:name="Row15" style:family="table-row"/>
    <style:style style:name="Cell2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mbria" style:font-name-asian="Cambria" style:font-name-complex="Cambria" fo:font-weight="normal" style:font-weight-asian="normal" style:font-weight-complex="normal" style:text-underline-style="none"/>
    </style:style>
    <style:style style:name="Cell3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mbria" style:font-name-asian="Cambria" style:font-name-complex="Cambria" fo:font-weight="normal" style:font-weight-asian="normal" style:font-weight-complex="normal" style:text-underline-style="none"/>
    </style:style>
    <style:style style:name="Row16" style:family="table-row"/>
    <style:style style:name="Cell3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mbria" style:font-name-asian="Cambria" style:font-name-complex="Cambria" fo:font-weight="normal" style:font-weight-asian="normal" style:font-weight-complex="normal" style:text-underline-style="none"/>
    </style:style>
    <style:style style:name="Cell3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mbria" style:font-name-asian="Cambria" style:font-name-complex="Cambria" fo:font-weight="normal" style:font-weight-asian="normal" style:font-weight-complex="normal" style:text-underline-style="none"/>
    </style:style>
    <style:style style:name="Row17" style:family="table-row"/>
    <style:style style:name="Cell3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mbria" style:font-name-asian="Cambria" style:font-name-complex="Cambria" fo:font-weight="normal" style:font-weight-asian="normal" style:font-weight-complex="normal" style:text-underline-style="none"/>
    </style:style>
    <style:style style:name="Cell3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mbria" style:font-name-asian="Cambria" style:font-name-complex="Cambria" fo:font-weight="normal" style:font-weight-asian="normal" style:font-weight-complex="normal" style:text-underline-style="none"/>
    </style:style>
    <style:style style:name="Row18" style:family="table-row"/>
    <style:style style:name="Cell3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mbria" style:font-name-asian="Cambria" style:font-name-complex="Cambria" fo:font-weight="normal" style:font-weight-asian="normal" style:font-weight-complex="normal" style:text-underline-style="none"/>
    </style:style>
    <style:style style:name="Cell3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mbria" style:font-name-asian="Cambria" style:font-name-complex="Cambria" fo:font-weight="normal" style:font-weight-asian="normal" style:font-weight-complex="normal" style:text-underline-style="none"/>
    </style:style>
    <style:style style:name="Row19" style:family="table-row"/>
    <style:style style:name="Cell3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mbria" style:font-name-asian="Cambria" style:font-name-complex="Cambria" fo:font-weight="normal" style:font-weight-asian="normal" style:font-weight-complex="normal" style:text-underline-style="none"/>
    </style:style>
    <style:style style:name="Cell3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mbria" style:font-name-asian="Cambria" style:font-name-complex="Cambria" fo:font-weight="normal" style:font-weight-asian="normal" style:font-weight-complex="normal" style:text-underline-style="none"/>
    </style:style>
    <style:style style:name="Row20" style:family="table-row"/>
    <style:style style:name="Cell3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mbria" style:font-name-asian="Cambria" style:font-name-complex="Cambria" fo:font-weight="normal" style:font-weight-asian="normal" style:font-weight-complex="normal" style:text-underline-style="none"/>
    </style:style>
    <style:style style:name="Cell4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mbria" style:font-name-asian="Cambria" style:font-name-complex="Cambria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break-before="auto" fo:line-height="100%" style:writing-mode="lr-tb"/>
    </style:style>
    <style:style style:name="Table2" style:family="table">
      <style:table-properties table:align="left" style:width="19.431cm" fo:margin-left="0cm"/>
    </style:style>
    <style:style style:name="Column3" style:family="table-column">
      <style:table-column-properties style:column-width="9.716cm"/>
    </style:style>
    <style:style style:name="Column4" style:family="table-column">
      <style:table-column-properties style:column-width="9.716cm"/>
    </style:style>
    <style:style style:name="Row21" style:family="table-row"/>
    <style:style style:name="Cell4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mbria" fo:font-size="10pt" style:font-name-asian="Cambria" style:font-size-asian="10pt" style:font-name-complex="Cambria" style:font-size-complex="10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mbria" fo:font-size="10pt" style:font-name-asian="Cambria" style:font-size-asian="10pt" style:font-name-complex="Cambria" style:font-size-complex="10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mbria" fo:font-size="10pt" style:font-name-asian="Cambria" style:font-size-asian="10pt" style:font-name-complex="Cambria" style:font-size-complex="10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mbria" style:font-name-asian="Cambria" style:font-name-complex="Cambria" fo:font-weight="normal" style:font-weight-asian="normal" style:font-weight-complex="normal" style:text-underline-style="none"/>
    </style:style>
    <style:style style:name="Row22" style:family="table-row"/>
    <style:style style:name="Cell4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mbria" fo:font-size="10pt" style:font-name-asian="Cambria" style:font-size-asian="10pt" style:font-name-complex="Cambria" style:font-size-complex="10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ambria" fo:font-size="10pt" style:font-name-asian="Cambria" style:font-size-asian="10pt" style:font-name-complex="Cambria" style:font-size-complex="10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mbria" fo:font-size="10pt" style:font-name-asian="Cambria" style:font-size-asian="10pt" style:font-name-complex="Cambria" style:font-size-complex="10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mbria" style:font-name-asian="Cambria" style:font-name-complex="Cambria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><text:span text:style-name="T1_1">T</text:span><text:span text:style-name="T1_2">-</text:span><text:span text:style-name="T1_3">FORM</text:span><text:span text:style-name="T1_4"><text:s/></text:span><text:span text:style-name="T1_5">LESSON</text:span><text:span text:style-name="T1_6"><text:s/></text:span><text:span text:style-name="T1_7">PLAN</text:span><text:span text:style-name="T1_8"><text:s/></text:span><text:span text:style-name="T1_9">WORKSHEET</text:span></text:p>
      <text:p text:style-name="P2"/>
      <text:p text:style-name="P3"><text:span text:style-name="T3_1">CLASS</text:span><text:span text:style-name="T3_2">:<text:tab/><text:s/><text:tab/><text:tab/><text:tab/><text:tab/><text:tab/><text:tab/></text:span><text:span text:style-name="T3_3">INSTRUCTOR</text:span><text:span text:style-name="T3_4">:<text:s/></text:span><text:span text:style-name="T3_5">Eric</text:span><text:span text:style-name="T3_6"><text:s/></text:span><text:span text:style-name="T3_7">Ward</text:span></text:p>
      <text:p text:style-name="P4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5"><text:span text:style-name="T5_1">Date</text:span><text:span text:style-name="T5_2">:</text:span></text:p>
            <text:p text:style-name="P6"/>
            <text:p text:style-name="P7"><text:span text:style-name="T7_1">Lesson</text:span><text:span text:style-name="T7_2"><text:s/></text:span><text:span text:style-name="T7_3">Title</text:span><text:span text:style-name="T7_4">:<text:s/></text:span><text:span text:style-name="T7_5">Lesson</text:span><text:span text:style-name="T7_6"><text:s/>03:<text:s/></text:span><text:span text:style-name="T7_7">Bootstrap</text:span></text:p>
            <text:p text:style-name="P8"/>
            <text:p text:style-name="P9"><text:span text:style-name="T9_1">Objectives</text:span><text:span text:style-name="T9_2">:<text:s/></text:span><text:span text:style-name="T9_3">After</text:span><text:span text:style-name="T9_4"><text:s/></text:span><text:span text:style-name="T9_5">this</text:span><text:span text:style-name="T9_6"><text:s/></text:span><text:span text:style-name="T9_7">lesson</text:span><text:span text:style-name="T9_8"><text:s/></text:span><text:span text:style-name="T9_9">students</text:span><text:span text:style-name="T9_10"><text:s/></text:span><text:span text:style-name="T9_11">will</text:span><text:span text:style-name="T9_12"><text:s/></text:span><text:span text:style-name="T9_13">be</text:span><text:span text:style-name="T9_14"><text:s/></text:span><text:span text:style-name="T9_15">able</text:span><text:span text:style-name="T9_16"><text:s/></text:span><text:span text:style-name="T9_17">to</text:span><text:span text:style-name="T9_18">:</text:span></text:p>
            <text:list text:style-name="LS1" xml:id="list0">
              <text:list-item>
                <text:p text:style-name="P10"><text:span text:style-name="T10_1">Understand</text:span><text:span text:style-name="T10_2"><text:s/></text:span><text:span text:style-name="T10_3">what</text:span><text:span text:style-name="T10_4"><text:s/></text:span><text:span text:style-name="T10_5">Bootstrap</text:span><text:span text:style-name="T10_6"><text:s/></text:span><text:span text:style-name="T10_7">is</text:span><text:span text:style-name="T10_8"><text:s/></text:span><text:span text:style-name="T10_9">and</text:span><text:span text:style-name="T10_10"><text:s/></text:span><text:span text:style-name="T10_11">what</text:span><text:span text:style-name="T10_12"><text:s/></text:span><text:span text:style-name="T10_13">it</text:span><text:span text:style-name="T10_14"><text:s/></text:span><text:span text:style-name="T10_15">does</text:span></text:p>
              </text:list-item>
              <text:list-item>
                <text:p text:style-name="P11"><text:span text:style-name="T11_1">Download</text:span><text:span text:style-name="T11_2"><text:s/></text:span><text:span text:style-name="T11_3">and</text:span><text:span text:style-name="T11_4"><text:s/></text:span><text:span text:style-name="T11_5">install</text:span><text:span text:style-name="T11_6"><text:s/></text:span><text:span text:style-name="T11_7">Bootstrap</text:span></text:p>
              </text:list-item>
              <text:list-item>
                <text:p text:style-name="P12"><text:span text:style-name="T12_1">Understand</text:span><text:span text:style-name="T12_2"><text:s/></text:span><text:span text:style-name="T12_3">the</text:span><text:span text:style-name="T12_4"><text:s/></text:span><text:span text:style-name="T12_5">file</text:span><text:span text:style-name="T12_6"><text:s/></text:span><text:span text:style-name="T12_7">structure</text:span><text:span text:style-name="T12_8"><text:s/></text:span><text:span text:style-name="T12_9">of</text:span><text:span text:style-name="T12_10"><text:s/></text:span><text:span text:style-name="T12_11">Bootstrap</text:span></text:p>
              </text:list-item>
              <text:list-item>
                <text:p text:style-name="P13"><text:span text:style-name="T13_1">Understand</text:span><text:span text:style-name="T13_2"><text:s/></text:span><text:span text:style-name="T13_3">basic</text:span><text:span text:style-name="T13_4"><text:s/></text:span><text:span text:style-name="T13_5">Bootstrap</text:span><text:span text:style-name="T13_6"><text:s/></text:span><text:span text:style-name="T13_7">areas</text:span><text:span text:style-name="T13_8">:</text:span></text:p>
                <text:list>
                  <text:list-item>
                    <text:p text:style-name="P14"><text:span text:style-name="T14_1">Scaffolding</text:span></text:p>
                  </text:list-item>
                  <text:list-item>
                    <text:p text:style-name="P15"><text:span text:style-name="T15_1">Base</text:span><text:span text:style-name="T15_2"><text:s/></text:span><text:span text:style-name="T15_3">CSS</text:span></text:p>
                  </text:list-item>
                  <text:list-item>
                    <text:p text:style-name="P16"><text:span text:style-name="T16_1">Components</text:span></text:p>
                  </text:list-item>
                  <text:list-item>
                    <text:p text:style-name="P17"><text:span text:style-name="T17_1">JavaScript</text:span><text:span text:style-name="T17_2"><text:s/></text:span><text:span text:style-name="T17_3">Plugins</text:span></text:p>
                  </text:list-item>
                </text:list>
              </text:list-item>
            </text:list>
            <text:p text:style-name="P18"/>
            <text:p text:style-name="P19"><text:span text:style-name="T19_1">Teaching</text:span><text:span text:style-name="T19_2"><text:s/></text:span><text:span text:style-name="T19_3">Aids</text:span><text:span text:style-name="T19_4">:</text:span></text:p>
            <text:p text:style-name="P20"/>
            <text:p text:style-name="P21"/>
          </table:table-cell>
          <table:table-cell table:style-name="Cell2">
            <text:p text:style-name="P22"><text:span text:style-name="T22_1">Unit</text:span><text:span text:style-name="T22_2">:<text:s/></text:span><text:span text:style-name="T22_3">Web</text:span><text:span text:style-name="T22_4"><text:s/></text:span><text:span text:style-name="T22_5">UI</text:span><text:span text:style-name="T22_6"><text:s/></text:span><text:span text:style-name="T22_7">Unit</text:span></text:p>
            <text:p text:style-name="P23"/>
            <text:p text:style-name="P24"><text:span text:style-name="T24_1">Lesson</text:span><text:span text:style-name="T24_2">:<text:s/>03</text:span></text:p>
            <text:p text:style-name="P25"/>
            <text:p text:style-name="P26"><text:bookmark-start text:name="h.gjdgxs"/><text:bookmark-end text:name="h.gjdgxs"/></text:p>
          </table:table-cell>
        </table:table-row>
        <table:table-row table:style-name="Row2">
          <table:table-cell table:style-name="Cell3">
            <text:p text:style-name="P27"><text:span text:style-name="T27_1">References</text:span><text:span text:style-name="T27_2">:</text:span></text:p>
            <text:p text:style-name="P28"/>
            <text:p text:style-name="P29"/>
            <text:p text:style-name="P30"/>
          </table:table-cell>
          <table:table-cell table:style-name="Cell4">
            <text:p text:style-name="P31"/>
          </table:table-cell>
        </table:table-row>
        <table:table-row table:style-name="Row3">
          <table:table-cell table:style-name="Cell5">
            <text:p text:style-name="P32"><text:span text:style-name="T32_1">I</text:span><text:span text:style-name="T32_2">.<text:s/></text:span><text:span text:style-name="T32_3">Preparation</text:span><text:span text:style-name="T32_4"><text:s/>(</text:span><text:span text:style-name="T32_5">of</text:span><text:span text:style-name="T32_6"><text:s/></text:span><text:span text:style-name="T32_7">the</text:span><text:span text:style-name="T32_8"><text:s/></text:span><text:span text:style-name="T32_9">learner</text:span><text:span text:style-name="T32_10">)<text:s/></text:span></text:p>
            <text:p text:style-name="P33"/>
          </table:table-cell>
          <table:table-cell table:style-name="Cell6">
            <text:list text:style-name="LS2" xml:id="list8">
              <text:list-item>
                <text:p text:style-name="P34"><text:span text:style-name="T34_1">Web</text:span><text:span text:style-name="T34_2"><text:s/></text:span><text:span text:style-name="T34_3">UI</text:span><text:span text:style-name="T34_4"><text:s/></text:span><text:span text:style-name="T34_5">design</text:span><text:span text:style-name="T34_6"><text:s/></text:span><text:span text:style-name="T34_7">is</text:span><text:span text:style-name="T34_8"><text:s/></text:span><text:span text:style-name="T34_9">a</text:span><text:span text:style-name="T34_10"><text:s/></text:span><text:span text:style-name="T34_11">big</text:span><text:span text:style-name="T34_12"><text:s/></text:span><text:span text:style-name="T34_13">subject</text:span><text:span text:style-name="T34_14"><text:s/></text:span><text:span text:style-name="T34_15">and</text:span><text:span text:style-name="T34_16"><text:s/></text:span><text:span text:style-name="T34_17">not</text:span><text:span text:style-name="T34_18"><text:s/></text:span><text:span text:style-name="T34_19">generally</text:span><text:span text:style-name="T34_20"><text:s/></text:span><text:span text:style-name="T34_21">what</text:span><text:span text:style-name="T34_22"><text:s/></text:span><text:span text:style-name="T34_23">Java</text:span><text:span text:style-name="T34_24"><text:s/></text:span><text:span text:style-name="T34_25">devs</text:span><text:span text:style-name="T34_26"><text:s/></text:span><text:span text:style-name="T34_27">get</text:span><text:span text:style-name="T34_28"><text:s/></text:span><text:span text:style-name="T34_29">paid</text:span><text:span text:style-name="T34_30"><text:s/></text:span><text:span text:style-name="T34_31">to</text:span><text:span text:style-name="T34_32"><text:s/></text:span><text:span text:style-name="T34_33">do</text:span></text:p>
              </text:list-item>
              <text:list-item>
                <text:p text:style-name="P35"><text:span text:style-name="T35_1">BUT</text:span><text:span text:style-name="T35_2"><text:s/>-<text:s/></text:span><text:span text:style-name="T35_3">we</text:span><text:span text:style-name="T35_4"><text:s/></text:span><text:span text:style-name="T35_5">need</text:span><text:span text:style-name="T35_6"><text:s/></text:span><text:span text:style-name="T35_7">to</text:span><text:span text:style-name="T35_8"><text:s/></text:span><text:span text:style-name="T35_9">make</text:span><text:span text:style-name="T35_10"><text:s/></text:span><text:span text:style-name="T35_11">our</text:span><text:span text:style-name="T35_12"><text:s/></text:span><text:span text:style-name="T35_13">stuff</text:span><text:span text:style-name="T35_14"><text:s/></text:span><text:span text:style-name="T35_15">look</text:span><text:span text:style-name="T35_16"><text:s/></text:span><text:span text:style-name="T35_17">at</text:span><text:span text:style-name="T35_18"><text:s/></text:span><text:span text:style-name="T35_19">least</text:span><text:span text:style-name="T35_20"><text:s/></text:span><text:span text:style-name="T35_21">professional</text:span></text:p>
              </text:list-item>
              <text:list-item>
                <text:p text:style-name="P36"><text:span text:style-name="T36_1">Enter</text:span><text:span text:style-name="T36_2"><text:s/></text:span><text:span text:style-name="T36_3">Bootstrap</text:span></text:p>
              </text:list-item>
            </text:list>
          </table:table-cell>
        </table:table-row>
        <table:table-row table:style-name="Row4">
          <table:table-cell table:style-name="Cell7">
            <text:p text:style-name="P37"><text:span text:style-name="T37_1">II</text:span><text:span text:style-name="T37_2">.<text:s/></text:span><text:span text:style-name="T37_3">Presentation</text:span><text:span text:style-name="T37_4"><text:s/>(</text:span><text:span text:style-name="T37_5">of</text:span><text:span text:style-name="T37_6"><text:s/></text:span><text:span text:style-name="T37_7">information</text:span><text:span text:style-name="T37_8"><text:s/></text:span><text:span text:style-name="T37_9">or</text:span><text:span text:style-name="T37_10"><text:s/></text:span><text:span text:style-name="T37_11">skills</text:span><text:span text:style-name="T37_12">)<text:s/></text:span></text:p>
          </table:table-cell>
          <table:table-cell table:style-name="Cell8">
            <text:p text:style-name="P38"/>
          </table:table-cell>
        </table:table-row>
        <table:table-row table:style-name="Row5">
          <table:table-cell table:style-name="Cell9">
            <text:p text:style-name="P39"><text:span text:style-name="T39_1">Instructional</text:span><text:span text:style-name="T39_2"><text:s/></text:span><text:span text:style-name="T39_3">Topics</text:span><text:span text:style-name="T39_4"><text:s/></text:span><text:span text:style-name="T39_5">or</text:span><text:span text:style-name="T39_6"><text:s/></text:span><text:span text:style-name="T39_7">Steps</text:span></text:p>
          </table:table-cell>
          <table:table-cell table:style-name="Cell10">
            <text:p text:style-name="P40"><text:span text:style-name="T40_1">Things</text:span><text:span text:style-name="T40_2"><text:s/></text:span><text:span text:style-name="T40_3">to</text:span><text:span text:style-name="T40_4"><text:s/></text:span><text:span text:style-name="T40_5">Remember</text:span><text:span text:style-name="T40_6"><text:s/></text:span><text:span text:style-name="T40_7">to</text:span><text:span text:style-name="T40_8"><text:s/></text:span><text:span text:style-name="T40_9">do</text:span><text:span text:style-name="T40_10"><text:s/></text:span><text:span text:style-name="T40_11">or</text:span><text:span text:style-name="T40_12"><text:s/></text:span><text:span text:style-name="T40_13">say</text:span></text:p>
            <text:p text:style-name="P41"><text:span text:style-name="T41_1">Key</text:span><text:span text:style-name="T41_2"><text:s/></text:span><text:span text:style-name="T41_3">Points</text:span><text:span text:style-name="T41_4"><text:s/>(</text:span><text:span text:style-name="T41_5">Safety</text:span><text:span text:style-name="T41_6">,<text:s/></text:span><text:span text:style-name="T41_7">Questions</text:span><text:span text:style-name="T41_8">,<text:s/></text:span><text:span text:style-name="T41_9">Standards</text:span><text:span text:style-name="T41_10">,<text:s/></text:span><text:span text:style-name="T41_11">Etc</text:span><text:span text:style-name="T41_12">.)</text:span></text:p>
          </table:table-cell>
        </table:table-row>
        <table:table-row table:style-name="Row6">
          <table:table-cell table:style-name="Cell11">
            <text:list text:style-name="LS3" xml:id="list11">
              <text:list-item>
                <text:p text:style-name="P42"><text:span text:style-name="T42_1">Bootstrap</text:span><text:span text:style-name="T42_2"><text:s/></text:span><text:span text:style-name="T42_3">Overview</text:span></text:p>
              </text:list-item>
            </text:list>
          </table:table-cell>
          <table:table-cell table:style-name="Cell12">
            <text:list text:style-name="LS4" xml:id="list12">
              <text:list-item>
                <text:p text:style-name="P43"><text:span text:style-name="T43_1">From</text:span><text:span text:style-name="T43_2"><text:s/></text:span><text:span text:style-name="T43_3">Twitter</text:span></text:p>
              </text:list-item>
              <text:list-item>
                <text:p text:style-name="P44"><text:span text:style-name="T44_1">Open</text:span><text:span text:style-name="T44_2"><text:s/></text:span><text:span text:style-name="T44_3">Source</text:span></text:p>
              </text:list-item>
              <text:list-item>
                <text:p text:style-name="P45"><text:span text:style-name="T45_1">CSS</text:span><text:span text:style-name="T45_2"><text:s/></text:span><text:span text:style-name="T45_3">and</text:span><text:span text:style-name="T45_4"><text:s/></text:span><text:span text:style-name="T45_5">JavaScript</text:span><text:span text:style-name="T45_6"><text:s/></text:span><text:span text:style-name="T45_7">framework</text:span></text:p>
              </text:list-item>
              <text:list-item>
                <text:p text:style-name="P46"><text:span text:style-name="T46_1">Uses</text:span><text:span text:style-name="T46_2"><text:s/></text:span><text:span text:style-name="T46_3">jQuery</text:span></text:p>
              </text:list-item>
              <text:list-item>
                <text:p text:style-name="P47"><text:span text:style-name="T47_1">Designed</text:span><text:span text:style-name="T47_2"><text:s/></text:span><text:span text:style-name="T47_3">to</text:span><text:span text:style-name="T47_4"><text:s/></text:span><text:span text:style-name="T47_5">make</text:span><text:span text:style-name="T47_6"><text:s/></text:span><text:span text:style-name="T47_7">the</text:span><text:span text:style-name="T47_8"><text:s/></text:span><text:span text:style-name="T47_9">UI</text:span><text:span text:style-name="T47_10"><text:s/></text:span><text:span text:style-name="T47_11">portion</text:span><text:span text:style-name="T47_12"><text:s/></text:span><text:span text:style-name="T47_13">of</text:span><text:span text:style-name="T47_14"><text:s/></text:span><text:span text:style-name="T47_15">web</text:span><text:span text:style-name="T47_16"><text:s/></text:span><text:span text:style-name="T47_17">dev</text:span><text:span text:style-name="T47_18"><text:s/></text:span><text:span text:style-name="T47_19">easier</text:span><text:span text:style-name="T47_20"><text:s/></text:span><text:span text:style-name="T47_21">and</text:span><text:span text:style-name="T47_22"><text:s/></text:span><text:span text:style-name="T47_23">quicker</text:span></text:p>
              </text:list-item>
            </text:list>
          </table:table-cell>
        </table:table-row>
        <table:table-row table:style-name="Row7">
          <table:table-cell table:style-name="Cell13">
            <text:list text:style-name="LS5" xml:id="list17">
              <text:list-item>
                <text:p text:style-name="P48"><text:span text:style-name="T48_1">Download</text:span><text:span text:style-name="T48_2"><text:s/></text:span><text:span text:style-name="T48_3">and</text:span><text:span text:style-name="T48_4"><text:s/></text:span><text:span text:style-name="T48_5">install</text:span></text:p>
              </text:list-item>
            </text:list>
          </table:table-cell>
          <table:table-cell table:style-name="Cell14">
            <text:list text:style-name="LS6" xml:id="list18">
              <text:list-item>
                <text:p text:style-name="P49"><text:span text:style-name="T49_1">Compiled</text:span><text:span text:style-name="T49_2"><text:s/></text:span><text:span text:style-name="T49_3">version</text:span></text:p>
              </text:list-item>
              <text:list-item>
                <text:p text:style-name="P50"><text:span text:style-name="T50_1">WHY</text:span><text:span text:style-name="T50_2">???</text:span></text:p>
              </text:list-item>
            </text:list>
          </table:table-cell>
        </table:table-row>
        <table:table-row table:style-name="Row8">
          <table:table-cell table:style-name="Cell15">
            <text:list text:style-name="LS7" xml:id="list20">
              <text:list-item>
                <text:p text:style-name="P51"><text:span text:style-name="T51_1">Bootstrap</text:span><text:span text:style-name="T51_2"><text:s/></text:span><text:span text:style-name="T51_3">file</text:span><text:span text:style-name="T51_4"><text:s/></text:span><text:span text:style-name="T51_5">layout</text:span></text:p>
              </text:list-item>
            </text:list>
          </table:table-cell>
          <table:table-cell table:style-name="Cell16">
            <text:list text:style-name="LS8" xml:id="list21">
              <text:list-item>
                <text:p text:style-name="P52"><text:span text:style-name="T52_1">This</text:span><text:span text:style-name="T52_2"><text:s/></text:span><text:span text:style-name="T52_3">will</text:span><text:span text:style-name="T52_4"><text:s/></text:span><text:span text:style-name="T52_5">be</text:span><text:span text:style-name="T52_6"><text:s/></text:span><text:span text:style-name="T52_7">copied</text:span><text:span text:style-name="T52_8"><text:s/></text:span><text:span text:style-name="T52_9">directly</text:span><text:span text:style-name="T52_10"><text:s/></text:span><text:span text:style-name="T52_11">into</text:span><text:span text:style-name="T52_12"><text:s/></text:span><text:span text:style-name="T52_13">your</text:span><text:span text:style-name="T52_14"><text:s/></text:span><text:span text:style-name="T52_15">project</text:span></text:p>
              </text:list-item>
            </text:list>
          </table:table-cell>
        </table:table-row>
        <table:table-row table:style-name="Row9">
          <table:table-cell table:style-name="Cell17">
            <text:list text:style-name="LS9" xml:id="list22">
              <text:list-item>
                <text:p text:style-name="P53"><text:span text:style-name="T53_1">Bootstrap</text:span><text:span text:style-name="T53_2"><text:s/></text:span><text:span text:style-name="T53_3">sub</text:span><text:span text:style-name="T53_4">-</text:span><text:span text:style-name="T53_5">sections</text:span></text:p>
              </text:list-item>
            </text:list>
          </table:table-cell>
          <table:table-cell table:style-name="Cell18">
            <text:list text:style-name="LS10" xml:id="list23">
              <text:list-item>
                <text:p text:style-name="P54"><text:span text:style-name="T54_1">Scaffolding</text:span></text:p>
              </text:list-item>
              <text:list-item>
                <text:p text:style-name="P55"><text:span text:style-name="T55_1">Base</text:span><text:span text:style-name="T55_2"><text:s/></text:span><text:span text:style-name="T55_3">CSS</text:span></text:p>
              </text:list-item>
              <text:list-item>
                <text:p text:style-name="P56"><text:span text:style-name="T56_1">Components</text:span></text:p>
              </text:list-item>
              <text:list-item>
                <text:p text:style-name="P57"><text:span text:style-name="T57_1">JavaScript</text:span><text:span text:style-name="T57_2"><text:s/></text:span><text:span text:style-name="T57_3">Plugins</text:span></text:p>
              </text:list-item>
            </text:list>
          </table:table-cell>
        </table:table-row>
        <table:table-row table:style-name="Row10">
          <table:table-cell table:style-name="Cell19">
            <text:p text:style-name="P58"/>
          </table:table-cell>
          <table:table-cell table:style-name="Cell20">
            <text:p text:style-name="P59"/>
          </table:table-cell>
        </table:table-row>
        <table:table-row table:style-name="Row11">
          <table:table-cell table:style-name="Cell21">
            <text:p text:style-name="P60"/>
          </table:table-cell>
          <table:table-cell table:style-name="Cell22">
            <text:p text:style-name="P61"/>
          </table:table-cell>
        </table:table-row>
        <table:table-row table:style-name="Row12">
          <table:table-cell table:style-name="Cell23">
            <text:p text:style-name="P62"/>
          </table:table-cell>
          <table:table-cell table:style-name="Cell24">
            <text:p text:style-name="P63"/>
          </table:table-cell>
        </table:table-row>
        <table:table-row table:style-name="Row13">
          <table:table-cell table:style-name="Cell25">
            <text:p text:style-name="P64"/>
          </table:table-cell>
          <table:table-cell table:style-name="Cell26">
            <text:p text:style-name="P65"/>
          </table:table-cell>
        </table:table-row>
        <table:table-row table:style-name="Row14">
          <table:table-cell table:style-name="Cell27">
            <text:p text:style-name="P66"/>
          </table:table-cell>
          <table:table-cell table:style-name="Cell28">
            <text:p text:style-name="P67"/>
          </table:table-cell>
        </table:table-row>
        <table:table-row table:style-name="Row15">
          <table:table-cell table:style-name="Cell29">
            <text:p text:style-name="P68"/>
          </table:table-cell>
          <table:table-cell table:style-name="Cell30">
            <text:p text:style-name="P69"/>
          </table:table-cell>
        </table:table-row>
        <table:table-row table:style-name="Row16">
          <table:table-cell table:style-name="Cell31">
            <text:p text:style-name="P70"/>
          </table:table-cell>
          <table:table-cell table:style-name="Cell32">
            <text:p text:style-name="P71"/>
          </table:table-cell>
        </table:table-row>
        <table:table-row table:style-name="Row17">
          <table:table-cell table:style-name="Cell33">
            <text:p text:style-name="P72"/>
          </table:table-cell>
          <table:table-cell table:style-name="Cell34">
            <text:p text:style-name="P73"/>
          </table:table-cell>
        </table:table-row>
        <table:table-row table:style-name="Row18">
          <table:table-cell table:style-name="Cell35">
            <text:p text:style-name="P74"/>
          </table:table-cell>
          <table:table-cell table:style-name="Cell36">
            <text:p text:style-name="P75"/>
          </table:table-cell>
        </table:table-row>
        <table:table-row table:style-name="Row19">
          <table:table-cell table:style-name="Cell37">
            <text:p text:style-name="P76"/>
          </table:table-cell>
          <table:table-cell table:style-name="Cell38">
            <text:p text:style-name="P77"/>
          </table:table-cell>
        </table:table-row>
        <table:table-row table:style-name="Row20">
          <table:table-cell table:style-name="Cell39">
            <text:p text:style-name="P78"/>
          </table:table-cell>
          <table:table-cell table:style-name="Cell40">
            <text:p text:style-name="P79"/>
          </table:table-cell>
        </table:table-row>
      </table:table>
      <text:p text:style-name="P80"/>
      <table:table table:style-name="Table2">
        <table:table-column table:style-name="Column3"/>
        <table:table-column table:style-name="Column4"/>
        <table:table-row table:style-name="Row21">
          <table:table-cell table:style-name="Cell41">
            <text:p text:style-name="P81"><text:span text:style-name="T81_1">The</text:span><text:span text:style-name="T81_2"><text:s/></text:span><text:span text:style-name="T81_3">Next</text:span><text:span text:style-name="T81_4"><text:s/></text:span><text:span text:style-name="T81_5">Lesson</text:span><text:span text:style-name="T81_6"><text:s/></text:span><text:span text:style-name="T81_7">is</text:span><text:span text:style-name="T81_8">:<text:s/></text:span></text:p>
            <text:p text:style-name="P82"/>
            <text:p text:style-name="P83"><text:span text:style-name="T83_1">Assignments</text:span><text:span text:style-name="T83_2">:<text:s/></text:span></text:p>
            <text:p text:style-name="P84"/>
            <text:p text:style-name="P85"/>
          </table:table-cell>
          <table:table-cell table:style-name="Cell42">
            <text:p text:style-name="P86"/>
          </table:table-cell>
        </table:table-row>
        <table:table-row table:style-name="Row22">
          <table:table-cell table:style-name="Cell43">
            <text:p text:style-name="P87"><text:span text:style-name="T87_1">Notes</text:span><text:span text:style-name="T87_2">/</text:span><text:span text:style-name="T87_3">Evaluation</text:span><text:span text:style-name="T87_4">:</text:span></text:p>
            <text:p text:style-name="P88"/>
            <text:p text:style-name="P89"/>
            <text:p text:style-name="P90"/>
          </table:table-cell>
          <table:table-cell table:style-name="Cell44">
            <text:p text:style-name="P91"/>
          </table:table-cell>
        </table:table-row>
      </table:table>
      <text:p text:style-name="P9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mbria" fo:font-size="12pt" style:font-name-asian="Cambria" style:font-size-asian="12pt" style:font-name-complex="Cambri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